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9.397cm"/>
    </style:style>
    <style:style style:name="co7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cident #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xed in Version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obach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ursliste mit Hinweis auf Semeste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Fehler (Rollback- und Optmistic-Locking-Exceptions) bei mehrmaligem Bearbeiten eines Objekts unter Windows korrigiert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ur Single Selection in Tabellen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Behandlung von Datumsfehlern verbessert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ülerSuchen: Suche nach Kursen, KurseErfassen: Nur bereits erfasste Semester sind selektierba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ach unerwarteter Exception: Anzeige des Schüler suchen Panels mit Initialisierung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emester-Auswahl: Ungültige Semester nicht selektierba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Gesamtvalidierung und Anzeige aller Validierungsresultate in GUI-Masken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put-Validierung von Eingabefeldern (z.B. Längenbeschränkung) statt Fehlermeldung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ortierung der Kurstabelle im Feld Tag: Sortierung Mo, Di, Mi etc sinnvoller als alphabetisch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bbruch einer Aktion auf einer Detailmaske mit Rücksprung in die Tabelle: Fokus erhalten?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lektierbar-Flag für Kursorte, Kurstypen und Codes, damit inaktive nicht mehr verwendbar sind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</table:table>
      <table:named-expressions/>
      <table:database-ranges>
        <table:database-range table:name="__Anonymous_Sheet_DB__0" table:target-range-address="Tabelle1.A1:Tabelle1.H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21:23:58.3088089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0:12:46.507516321</meta:creation-date>
    <meta:generator>LibreOffice/4.2.8.2$Linux_X86_64 LibreOffice_project/420m0$Build-2</meta:generator>
    <dc:date>2015-08-21T21:24:37.201751781</dc:date>
    <meta:editing-duration>PT11M58S</meta:editing-duration>
    <meta:editing-cycles>8</meta:editing-cycles>
    <meta:document-statistic meta:table-count="1" meta:cell-count="99" meta:object-count="0"/>
  </office:meta>
</office:document-meta>
</file>